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" draw:fill-color="#dddddd" draw:textarea-horizontal-align="justify" draw:textarea-vertical-align="middle" draw:auto-grow-height="false" fo:min-height="5.367cm" fo:min-width="8.292cm"/>
    </style:style>
    <style:style style:name="gr2" style:family="graphic" style:parent-style-name="standard">
      <style:graphic-properties draw:textarea-horizontal-align="justify" draw:textarea-vertical-align="middle" draw:auto-grow-height="false" fo:min-height="1.814cm" fo:min-width="3.46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5.71cm" fo:min-width="14.60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929cm" fo:min-width="3.711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272cm" fo:min-width="5.324cm"/>
    </style:style>
    <style:style style:name="gr6" style:family="graphic" style:parent-style-name="standard">
      <style:graphic-properties svg:stroke-color="#000000" draw:marker-end="Arrow" draw:marker-end-width="0.457cm" draw:fill-color="#ffffff" draw:textarea-vertical-align="middle"/>
    </style:style>
    <style:style style:name="gr7" style:family="graphic" style:parent-style-name="standard">
      <style:graphic-properties draw:stroke="none" svg:stroke-color="#000000" draw:marker-end="Arrow" draw:fill="solid" draw:fill-color="#ffffff" fo:min-height="1.274cm"/>
    </style:style>
    <style:style style:name="gr8" style:family="graphic" style:parent-style-name="standard">
      <style:graphic-properties svg:stroke-color="#000000" draw:marker-end="Arrow" draw:marker-end-width="0.457cm" draw:fill-color="#ffffff" draw:textarea-vertical-align="middle"/>
    </style:style>
    <style:style style:name="gr9" style:family="graphic" style:parent-style-name="standard">
      <style:graphic-properties draw:stroke="none" svg:stroke-color="#000000" draw:marker-end="Arrow" draw:fill="solid" draw:fill-color="#dddddd" fo:min-height="2.023cm"/>
    </style:style>
    <style:style style:name="gr10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929cm" fo:min-width="2.73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929cm" fo:min-width="3.965cm"/>
    </style:style>
    <style:style style:name="gr13" style:family="graphic" style:parent-style-name="objectwithoutfill">
      <style:graphic-properties svg:stroke-color="#000000" draw:marker-end="Arrow" draw:marker-end-width="0.457cm" draw:fill="none" draw:fill-color="#ffffff" draw:textarea-vertical-align="middle"/>
    </style:style>
    <style:style style:name="gr14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5" style:family="graphic" style:parent-style-name="standard">
      <style:graphic-properties svg:stroke-color="#000000" draw:marker-end="Arrow" draw:fill-color="#111111" draw:textarea-vertical-align="middle"/>
    </style:style>
    <style:style style:name="gr16" style:family="graphic" style:parent-style-name="standard">
      <style:graphic-properties draw:marker-end="Arrow" draw:fill-color="#ffffff" draw:textarea-horizontal-align="justify" draw:textarea-vertical-align="middle" draw:auto-grow-height="false" fo:min-height="1.929cm" fo:min-width="2.06cm"/>
    </style:style>
    <style:style style:name="gr17" style:family="graphic" style:parent-style-name="standard">
      <style:graphic-properties draw:stroke="none" svg:stroke-color="#000000" draw:marker-end="Arrow" draw:fill="solid" draw:fill-color="#ffffff" fo:min-height="0.385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11111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6.223cm" svg:x="1.889cm" svg:y="16.4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191cm" svg:height="2.286cm" svg:x="4.201cm" svg:y="19.785cm">
          <text:p text:style-name="P2">JSBsim</text:p>
          <text:p text:style-name="P2">(state chang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5.748cm" svg:height="6.604cm" svg:x="3.032cm" svg:y="3.1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445cm" svg:height="2.413cm" svg:x="10.017cm" svg:y="23.352cm">
          <text:p text:style-name="P2">Atmosphere</text:p>
          <text:p text:style-name="P2">Characteristic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3" draw:id="id3" draw:layer="layout" svg:width="6.096cm" svg:height="2.794cm" svg:x="3.248cm" svg:y="12.684cm">
          <text:p text:style-name="P2">FD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" draw:id="id1" draw:layer="layout" svg:width="6.096cm" svg:height="2.794cm" svg:x="12.768cm" svg:y="12.684cm">
          <text:p text:style-name="P2">Autopilo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15.816cm" svg:y1="15.478cm" svg:x2="8.392cm" svg:y2="20.928cm" draw:start-shape="id1" draw:start-glue-point="2" draw:end-shape="id2" draw:end-glue-point="1" svg:d="M15816 15478v5450h-7424" svg:viewBox="0 0 7425 5451">
          <text:p text:style-name="P2"/>
        </draw:connector>
        <draw:frame draw:style-name="gr7" draw:text-style-name="P5" draw:layer="layout" svg:width="3.937cm" svg:height="1.673cm" svg:x="13.784cm" svg:y="17.256cm">
          <draw:text-box>
            <text:p text:style-name="P2">Rotor</text:p>
            <text:p text:style-name="P2">Commands</text:p>
          </draw:text-box>
        </draw:frame>
        <draw:connector draw:style-name="gr8" draw:text-style-name="P3" draw:layer="layout" svg:x1="6.296cm" svg:y1="19.785cm" svg:x2="6.296cm" svg:y2="15.478cm" draw:start-shape="id2" draw:start-glue-point="0" draw:end-shape="id3" draw:end-glue-point="2" svg:d="M6296 19785v-4307" svg:viewBox="0 0 1 4308">
          <text:p/>
        </draw:connector>
        <draw:frame draw:style-name="gr9" draw:text-style-name="P6" draw:layer="layout" svg:width="4.683cm" svg:height="2.384cm" svg:x="3.991cm" svg:y="16.634cm">
          <draw:text-box>
            <text:p text:style-name="P2">Simulated</text:p>
            <text:p text:style-name="P2">Sensor</text:p>
            <text:p text:style-name="P2">Readings</text:p>
          </draw:text-box>
        </draw:frame>
        <draw:frame draw:style-name="gr10" draw:text-style-name="P7" draw:layer="layout" svg:width="2.826cm" svg:height="0.962cm" svg:x="9.439cm" svg:y="2.389cm">
          <draw:text-box>
            <text:p>Sensors</text:p>
          </draw:text-box>
        </draw:frame>
        <draw:custom-shape draw:style-name="gr11" draw:text-style-name="P4" draw:layer="layout" svg:width="3.464cm" svg:height="2.413cm" svg:x="4.429cm" svg:y="3.645cm">
          <text:p text:style-name="P2">Gyr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4.699cm" svg:height="2.413cm" svg:x="8.631cm" svg:y="3.683cm">
          <text:p text:style-name="P2">Acceleromet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3.464cm" svg:height="2.413cm" svg:x="13.838cm" svg:y="3.626cm">
          <text:p text:style-name="P2">Magnetic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3.464cm" svg:height="2.413cm" svg:x="9.152cm" svg:y="6.65cm">
          <text:p text:style-name="P2">GP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3.464cm" svg:height="2.413cm" svg:x="4.472cm" svg:y="6.596cm">
          <text:p text:style-name="P2">Baromet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3.464cm" svg:height="2.413cm" svg:x="13.943cm" svg:y="6.642cm">
          <text:p text:style-name="P2">Sona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8" draw:layer="layout" svg:x1="6.296cm" svg:y1="12.684cm" svg:x2="6.296cm" svg:y2="9.763cm">
          <text:p/>
        </draw:line>
        <draw:line draw:style-name="gr14" draw:text-style-name="P8" draw:layer="layout" svg:x1="15.843cm" svg:y1="9.763cm" svg:x2="15.843cm" svg:y2="12.684cm">
          <text:p/>
        </draw:line>
        <draw:frame draw:style-name="gr7" draw:text-style-name="P5" draw:layer="layout" svg:width="3.937cm" svg:height="1.673cm" svg:x="13.938cm" svg:y="10.144cm">
          <draw:text-box>
            <text:p text:style-name="P2">Sensor</text:p>
            <text:p text:style-name="P2">structs</text:p>
          </draw:text-box>
        </draw:frame>
        <draw:connector draw:style-name="gr15" draw:text-style-name="P9" draw:layer="layout" svg:x1="12.239cm" svg:y1="23.352cm" svg:x2="8.392cm" svg:y2="20.928cm" draw:start-shape="id4" draw:start-glue-point="0" draw:end-shape="id2" draw:end-glue-point="1" svg:d="M12239 23352v-2424h-3847" svg:viewBox="0 0 3848 2425">
          <text:p/>
        </draw:connector>
        <draw:custom-shape draw:style-name="gr16" draw:text-style-name="P3" xml:id="id5" draw:id="id5" draw:layer="layout" svg:width="2.794cm" svg:height="2.413cm" svg:x="17.01cm" svg:y="23.36cm">
          <text:p text:style-name="P2">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17.01cm" svg:y1="24.566cm" svg:x2="14.462cm" svg:y2="24.558cm" draw:start-shape="id5" draw:start-glue-point="3" draw:end-shape="id4" draw:end-glue-point="1" svg:d="M17010 24566h-1274v-8h-1274" svg:viewBox="0 0 2549 9">
          <text:p text:style-name="P2"/>
        </draw:connector>
        <draw:frame draw:style-name="gr17" draw:text-style-name="P5" draw:layer="layout" svg:width="1.651cm" svg:height="0.962cm" svg:x="15.205cm" svg:y="24.047cm">
          <draw:text-box>
            <text:p text:style-name="P2">IVY</text:p>
          </draw:text-box>
        </draw:frame>
        <draw:frame draw:style-name="gr10" draw:text-style-name="P7" draw:layer="layout" svg:width="3.918cm" svg:height="4.517cm" svg:x="0.924cm" svg:y="22.533cm">
          <draw:text-box>
            <text:p>CYCLE:</text:p>
            <text:p>Atmosphere</text:p>
            <text:p>JSBSim</text:p>
            <text:p>FDM</text:p>
            <text:p>Sensors</text:p>
            <text:p>Autopilot</text:p>
          </draw:text-box>
        </draw:frame>
        <draw:frame draw:style-name="gr10" draw:text-style-name="P8" draw:layer="layout" svg:width="2.936cm" svg:height="1.673cm" svg:x="1.136cm" svg:y="17.521cm">
          <draw:text-box>
            <text:p text:style-name="P2">JSBSim </text:p>
            <text:p text:style-name="P2">API</text:p>
          </draw:text-box>
        </draw:frame>
        <draw:frame draw:style-name="gr7" draw:text-style-name="P5" draw:layer="layout" svg:width="3.937cm" svg:height="1.524cm" svg:x="13.446cm" svg:y="21.066cm">
          <draw:text-box>
            <text:p text:style-name="P2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amczer </meta:initial-creator>
    <meta:creation-date>2016-02-01T18:16:28.258506812</meta:creation-date>
    <dc:date>2016-02-01T20:59:49.279580593</dc:date>
    <dc:creator>adamczer </dc:creator>
    <meta:editing-duration>PT41M11S</meta:editing-duration>
    <meta:editing-cycles>4</meta:editing-cycles>
    <meta:generator>LibreOffice/4.4.3.2$Linux_X86_64 LibreOffice_project/40m0$Build-2</meta:generator>
    <meta:document-statistic meta:object-count="27"/>
  </office:meta>
</office:document-meta>
</file>